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207871" officeooo:paragraph-rsid="00207871"/>
    </style:style>
    <style:style style:name="P2" style:family="paragraph" style:parent-style-name="Text_20_body">
      <style:text-properties officeooo:rsid="002064b0" officeooo:paragraph-rsid="002064b0"/>
    </style:style>
    <style:style style:name="P3" style:family="paragraph" style:parent-style-name="Text_20_body">
      <style:text-properties officeooo:rsid="00207871" officeooo:paragraph-rsid="00207871"/>
    </style:style>
    <style:style style:name="P4" style:family="paragraph" style:parent-style-name="Text_20_body">
      <style:text-properties officeooo:rsid="00207871" officeooo:paragraph-rsid="0025e237"/>
    </style:style>
    <style:style style:name="P5" style:family="paragraph" style:parent-style-name="Text_20_body">
      <style:text-properties officeooo:rsid="0024bcc5" officeooo:paragraph-rsid="0024bcc5"/>
    </style:style>
    <style:style style:name="P6" style:family="paragraph" style:parent-style-name="Text_20_body">
      <style:text-properties officeooo:rsid="0025e237" officeooo:paragraph-rsid="0025e237"/>
    </style:style>
    <style:style style:name="P7" style:family="paragraph" style:parent-style-name="Text_20_body">
      <style:paragraph-properties fo:break-before="page"/>
      <style:text-properties officeooo:paragraph-rsid="00256ab0"/>
    </style:style>
    <style:style style:name="P8" style:family="paragraph" style:parent-style-name="Text_20_body">
      <style:text-properties officeooo:rsid="001e89cc" officeooo:paragraph-rsid="001e89cc"/>
    </style:style>
    <style:style style:name="P9" style:family="paragraph" style:parent-style-name="Text_20_body">
      <style:paragraph-properties fo:break-before="page"/>
      <style:text-properties officeooo:rsid="001e89cc" officeooo:paragraph-rsid="001e89cc"/>
    </style:style>
    <style:style style:name="T1" style:family="text">
      <style:text-properties officeooo:rsid="00207871"/>
    </style:style>
    <style:style style:name="T2" style:family="text">
      <style:text-properties officeooo:rsid="00231a0a"/>
    </style:style>
    <style:style style:name="T3" style:family="text">
      <style:text-properties officeooo:rsid="0024bcc5"/>
    </style:style>
    <style:style style:name="T4" style:family="text">
      <style:text-properties officeooo:rsid="0025e237"/>
    </style:style>
    <style:style style:name="T5" style:family="text">
      <style:text-properties officeooo:rsid="0027c0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JET</text:p>
      <text:p text:style-name="Text_20_body"/>
      <text:p text:style-name="P2">Dans le cadre des Progressive Web Apps (PWA*), on souhaite créer un système OpenSource de Progressive Image Loading <text:span text:style-name="T1">sous la forme d'un web service.</text:span></text:p>
      <text:p text:style-name="P4">Lors d'un chargement d'une page, quand il y a beaucoup d'images et/ou que la connexion de l'utilisateur est limité<text:span text:style-name="T2">e</text:span>, le chargement de la page <text:span text:style-name="T2">peut-</text:span>être longs. <text:span text:style-name="T4">C'est particulièrement vrai dans le cas de faible connexion ou dans les réseaux mobiles/wifi. L'utisateur va alors fixer une page vide ou avec un contenu partiel.</text:span></text:p>
      <text:p text:style-name="P4"/>
      <text:p text:style-name="P4">Pour optimiser le chargement de la page du point de vue utilisateur, on va d'abord charger la page avec des images petites et en basse définition. Une fois la page complétement chargé<text:span text:style-name="T3">e</text:span>, on va remplacer les images une par une par leurs versions d'origines en 'haute définition'.</text:p>
      <text:p text:style-name="P6">De ce faite, l'utilisateur pourra accéder au contenu de la page avec un apercu très léger des images mais qui ne gén<text:span text:style-name="T5">eras pas la lecture ou l'accès a d'autres fonctionnalités du site web.</text:span></text:p>
      <text:p text:style-name="P3"/>
      <text:p text:style-name="P3">Ce web service permettra de:</text:p>
      <text:p text:style-name="P3">-Uploader des images</text:p>
      <text:p text:style-name="P3">-Récupérer/download ces mêmes images</text:p>
      <text:p text:style-name="P3">-gé<text:span text:style-name="T3">rer l'affichage des images basse puis haute défintion</text:span></text:p>
      <text:p text:style-name="P5"/>
      <text:p text:style-name="P5">De plus nous aurons une apli web permettant de s'inscrire, gérer les images et générer des clés d'API (a voir, je ne connais pas suffisement ce point)</text:p>
      <text:p text:style-name="P2"/>
      <text:p text:style-name="P2">*Les PWA sont des applications web qui fonctionne au plus proche possible comme des applications de bureau, en différence, on a</text:p>
      <text:p text:style-name="P2">- Les apli web s'ouvrent dans un navigateur la ou les applis de bureau prennent en général toute l'écran</text:p>
      <text:p text:style-name="P2">-Appli web = url (il faut s'en souvenir ou passer par un intermédiaire<text:span text:style-name="T1">(google...)</text:span>), une appli bureau on clique juste sur un icone</text:p>
      <text:p text:style-name="P2">-Il faut une connexion internet, qui peut ramer, pour une appli web</text:p>
      <text:p text:style-name="P2">-dans le cadre de téléphone, on va souvent demender l'accès à certaine fonctionnalité du téléphone (caméra, localisation etc)</text:p>
      <text:p text:style-name="Text_20_body"/>
      <text:p text:style-name="P7"/>
      <text:p text:style-name="Title">CRITIQUE DE l'EXISTANT</text:p>
      <text:p text:style-name="P8"/>
      <text:p text:style-name="P9"/>
      <text:p text:style-name="Title">ACTEURS</text:p>
      <text:p text:style-name="P8"/>
      <text:p text:style-name="P9"/>
      <text:p text:style-name="P1">fonctionnalités prévu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6M45S</meta:editing-duration>
    <meta:editing-cycles>11</meta:editing-cycles>
    <meta:generator>LibreOffice/5.3.7.2$Windows_X86_64 LibreOffice_project/6b8ed514a9f8b44d37a1b96673cbbdd077e24059</meta:generator>
    <dc:date>2017-12-01T15:07:01.969000000</dc:date>
    <meta:document-statistic meta:table-count="0" meta:image-count="0" meta:object-count="0" meta:page-count="4" meta:paragraph-count="18" meta:word-count="302" meta:character-count="1831" meta:non-whitespace-character-count="1546"/>
    <meta:user-defined meta:name="Info 1"/>
    <meta:user-defined meta:name="Info 2"/>
    <meta:user-defined meta:name="Info 3"/>
    <meta:user-defined meta:name="Info 4"/>
  </office:meta>
</office:document-meta>
</file>